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top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247cm" svg:height="1.673cm" svg:x="1.2cm" svg:y="1.4cm">
          <draw:text-box>
            <text:p>Interrupt flow in IX</text:p>
            <text:p>(e.g. Clock interrupt)</text:p>
          </draw:text-box>
        </draw:frame>
        <draw:frame draw:style-name="gr1" draw:layer="layout" svg:width="14.84cm" svg:height="0.962cm" svg:x="1.5cm" svg:y="3.438cm">
          <draw:text-box>
            <text:p>Precondition: clock ISR should be registered in IDT</text:p>
          </draw:text-box>
        </draw:frame>
        <draw:custom-shape draw:style-name="gr2" draw:text-style-name="P1" draw:layer="layout" svg:width="6.2cm" svg:height="14.6cm" svg:x="1.2cm" svg:y="5.7cm">
          <text:p text:style-name="P1">Clock interrupt occurs</text:p>
          <text:p text:style-name="P1">Call clock_i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8cm" svg:height="13.8cm" svg:x="8.5cm" svg:y="6.5cm">
          <text:p text:style-name="P1">Save status</text:p>
          <text:p text:style-name="P1">Create message</text:p>
          <text:p text:style-name="P1">Call isr_handler</text:p>
          <text:p text:style-name="P1">restar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6.6cm" svg:y1="6.9cm" svg:x2="8.6cm" svg:y2="6.9cm">
          <text:p/>
        </draw:line>
        <draw:line draw:style-name="gr3" draw:text-style-name="P1" draw:layer="layout" svg:x1="13.9cm" svg:y1="8.4cm" svg:x2="15.9cm" svg:y2="8.4cm">
          <text:p/>
        </draw:line>
        <draw:custom-shape draw:style-name="gr2" draw:text-style-name="P1" draw:layer="layout" svg:width="6.2cm" svg:height="12.6cm" svg:x="15.8cm" svg:y="7.7cm">
          <text:p text:style-name="P1">Send EOI to PIC</text:p>
          <text:p text:style-name="P1"><text:span text:style-name="T1">Send message to the clock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2cm" svg:height="11.7cm" svg:x="23.3cm" svg:y="8.5cm">
          <text:p text:style-name="P1"><text:span text:style-name="T1">Copy the message to </text:span><text:span text:style-name="T1"><text:line-break/></text:span><text:span text:style-name="T1">the message buf of the dest</text:span></text:p>
          <text:p text:style-name="P1"><text:span text:style-name="T1">Put clock task to ready 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22.4cm" svg:y1="8.9cm" svg:x2="23.3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03:30:53</meta:creation-date>
    <dc:date>2014-01-01T04:30:59</dc:date>
    <meta:editing-duration>PT28M41S</meta:editing-duration>
    <meta:editing-cycles>1</meta:editing-cycles>
    <meta:generator>LibreOffice/3.5$Linux_X86_64 LibreOffice_project/350m1$Build-2</meta:generator>
    <meta:document-statistic meta:object-count="9"/>
  </office:meta>
</office:document-meta>
</file>